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WW8Num3">
      <style:paragraph-properties fo:text-align="start" style:justify-single-word="false"/>
      <style:text-properties style:text-underline-style="none" fo:font-weight="normal" officeooo:rsid="00059636" officeooo:paragraph-rsid="001ee8b1" style:font-weight-asian="normal" style:font-weight-complex="normal"/>
    </style:style>
    <style:style style:name="P2" style:family="paragraph" style:parent-style-name="Standard" style:list-style-name="WW8Num3">
      <style:paragraph-properties fo:margin-left="-0.026cm" fo:margin-right="0cm" fo:margin-top="0cm" fo:margin-bottom="0.489cm" loext:contextual-spacing="false" fo:line-height="100%" fo:text-align="start" style:justify-single-word="false" fo:text-indent="0cm" style:auto-text-indent="false"/>
      <style:text-properties officeooo:rsid="0001b1ad" officeooo:paragraph-rsid="001ee8b1"/>
    </style:style>
    <style:style style:name="P3" style:family="paragraph" style:parent-style-name="Standard">
      <style:paragraph-properties fo:margin-left="1.15cm" fo:margin-right="0cm" fo:line-height="100%" fo:text-align="start" style:justify-single-word="false" fo:text-indent="0cm" style:auto-text-indent="false"/>
      <style:text-properties fo:font-size="16pt" fo:font-weight="bold" officeooo:paragraph-rsid="001ee8b1" style:font-size-asian="16pt" style:font-weight-asian="bold"/>
    </style:style>
    <style:style style:name="P4" style:family="paragraph" style:parent-style-name="Standard">
      <style:paragraph-properties fo:margin-left="1.15cm" fo:margin-right="0cm" fo:line-height="100%" fo:text-align="start" style:justify-single-word="false" fo:text-indent="0cm" style:auto-text-indent="false"/>
      <style:text-properties officeooo:paragraph-rsid="001ee8b1"/>
    </style:style>
    <style:style style:name="P5" style:family="paragraph" style:parent-style-name="Standard" style:master-page-name="Standard">
      <style:paragraph-properties fo:margin-left="1.15cm" fo:margin-right="0cm" fo:line-height="100%" fo:text-align="start" style:justify-single-word="false" fo:text-indent="0cm" style:auto-text-indent="false" style:page-number="auto"/>
      <style:text-properties fo:font-size="16pt" fo:font-weight="bold" officeooo:paragraph-rsid="001ee8b1" style:font-size-asian="16pt" style:font-weight-asian="bold"/>
    </style:style>
    <style:style style:name="P6" style:family="paragraph" style:parent-style-name="Standard" style:list-style-name="WW8Num3">
      <style:paragraph-properties fo:margin-left="1.27cm" fo:margin-right="0cm" fo:margin-top="0cm" fo:margin-bottom="0.489cm" loext:contextual-spacing="false" fo:line-height="100%" fo:text-align="start" style:justify-single-word="false" fo:text-indent="-0.635cm" style:auto-text-indent="false"/>
      <style:text-properties officeooo:paragraph-rsid="001ee8b1"/>
    </style:style>
    <style:style style:name="P7" style:family="paragraph" style:parent-style-name="Standard" style:list-style-name="WW8Num3">
      <style:paragraph-properties fo:margin-left="1.27cm" fo:margin-right="0cm" fo:margin-top="0cm" fo:margin-bottom="0.489cm" loext:contextual-spacing="false" fo:line-height="100%" fo:text-align="start" style:justify-single-word="false" fo:text-indent="-0.635cm" style:auto-text-indent="false"/>
      <style:text-properties officeooo:rsid="0001f538" officeooo:paragraph-rsid="001ee8b1"/>
    </style:style>
    <style:style style:name="P8" style:family="paragraph" style:parent-style-name="Standard" style:list-style-name="WW8Num3">
      <style:paragraph-properties fo:margin-left="1.27cm" fo:margin-right="0cm" fo:margin-top="0cm" fo:margin-bottom="0.489cm" loext:contextual-spacing="false" fo:line-height="100%" fo:text-align="start" style:justify-single-word="false" fo:text-indent="-0.635cm" style:auto-text-indent="false"/>
      <style:text-properties officeooo:rsid="0003be23" officeooo:paragraph-rsid="001ee8b1"/>
    </style:style>
    <style:style style:name="P9" style:family="paragraph" style:parent-style-name="Standard" style:list-style-name="WW8Num3">
      <style:paragraph-properties fo:margin-left="1.27cm" fo:margin-right="0cm" fo:margin-top="0cm" fo:margin-bottom="0.489cm" loext:contextual-spacing="false" fo:line-height="100%" fo:text-align="start" style:justify-single-word="false" fo:text-indent="-0.635cm" style:auto-text-indent="false"/>
      <style:text-properties officeooo:rsid="001ee8b1" officeooo:paragraph-rsid="001ee8b1"/>
    </style:style>
    <style:style style:name="P10" style:family="paragraph" style:parent-style-name="Standard" style:list-style-name="WW8Num3">
      <style:paragraph-properties fo:margin-left="1.27cm" fo:margin-right="0cm" fo:margin-top="0cm" fo:margin-bottom="0.489cm" loext:contextual-spacing="false" fo:line-height="100%" fo:text-align="start" style:justify-single-word="false" fo:text-indent="-0.635cm" style:auto-text-indent="false"/>
      <style:text-properties officeooo:rsid="00215922" officeooo:paragraph-rsid="00215922"/>
    </style:style>
    <style:style style:name="P11" style:family="paragraph" style:parent-style-name="Standard" style:list-style-name="WW8Num3">
      <style:paragraph-properties fo:margin-top="0cm" fo:margin-bottom="0.489cm" loext:contextual-spacing="false" fo:line-height="100%" fo:text-align="start" style:justify-single-word="false"/>
      <style:text-properties style:text-underline-style="none" fo:font-weight="normal" officeooo:rsid="00059636" officeooo:paragraph-rsid="001ee8b1" style:font-weight-asian="normal" style:font-weight-complex="normal"/>
    </style:style>
    <style:style style:name="P12" style:family="paragraph" style:parent-style-name="Standard" style:list-style-name="WW8Num3">
      <style:paragraph-properties fo:margin-top="0cm" fo:margin-bottom="0.489cm" loext:contextual-spacing="false" fo:line-height="100%" fo:text-align="start" style:justify-single-word="false"/>
      <style:text-properties style:text-underline-style="none" fo:font-weight="normal" officeooo:rsid="00059636" officeooo:paragraph-rsid="00226ca9" style:font-weight-asian="normal" style:font-weight-complex="normal"/>
    </style:style>
    <style:style style:name="P13" style:family="paragraph" style:parent-style-name="Standard" style:list-style-name="WW8Num3">
      <style:paragraph-properties fo:margin-top="0cm" fo:margin-bottom="0.489cm" loext:contextual-spacing="false" fo:line-height="100%" fo:text-align="start" style:justify-single-word="false"/>
      <style:text-properties style:text-underline-style="none" fo:font-weight="normal" officeooo:rsid="001f5ed5" officeooo:paragraph-rsid="001f5ed5" style:font-weight-asian="normal" style:font-weight-complex="normal"/>
    </style:style>
    <style:style style:name="P14" style:family="paragraph" style:parent-style-name="Standard" style:list-style-name="WW8Num3">
      <style:paragraph-properties fo:margin-top="0cm" fo:margin-bottom="0.489cm" loext:contextual-spacing="false" fo:line-height="100%" fo:text-align="start" style:justify-single-word="false"/>
      <style:text-properties style:text-underline-style="none" fo:font-weight="normal" officeooo:rsid="00215922" officeooo:paragraph-rsid="00215922" style:font-weight-asian="normal" style:font-weight-complex="normal"/>
    </style:style>
    <style:style style:name="P15" style:family="paragraph" style:parent-style-name="Standard" style:list-style-name="WW8Num3">
      <style:paragraph-properties fo:margin-top="0cm" fo:margin-bottom="0.489cm" loext:contextual-spacing="false" fo:line-height="100%" fo:text-align="start" style:justify-single-word="false"/>
      <style:text-properties style:text-underline-style="none" fo:font-weight="normal" officeooo:rsid="00248b7e" officeooo:paragraph-rsid="00248b7e" style:font-weight-asian="normal" style:font-weight-complex="normal"/>
    </style:style>
    <style:style style:name="T1" style:family="text">
      <style:text-properties officeooo:rsid="0003be23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059636" style:font-weight-asian="normal" style:font-weight-complex="normal"/>
    </style:style>
    <style:style style:name="T4" style:family="text">
      <style:text-properties style:text-underline-style="none" fo:font-weight="normal" officeooo:rsid="0003db7f" style:font-weight-asian="normal" style:font-weight-complex="normal"/>
    </style:style>
    <style:style style:name="T5" style:family="text">
      <style:text-properties style:text-underline-style="none" fo:font-weight="normal" officeooo:rsid="0006d0ff" style:font-weight-asian="normal" style:font-weight-complex="normal"/>
    </style:style>
    <style:style style:name="T6" style:family="text">
      <style:text-properties style:text-underline-style="none" fo:font-weight="normal" officeooo:rsid="001ee8b1" style:font-weight-asian="normal" style:font-weight-complex="normal"/>
    </style:style>
    <style:style style:name="T7" style:family="text">
      <style:text-properties style:text-underline-style="none" fo:font-weight="normal" officeooo:rsid="00215922" style:font-weight-asian="normal" style:font-weight-complex="normal"/>
    </style:style>
    <style:style style:name="T8" style:family="text">
      <style:text-properties officeooo:rsid="00087bd3"/>
    </style:style>
    <style:style style:name="T9" style:family="text">
      <style:text-properties officeooo:rsid="00226ca9"/>
    </style:style>
    <style:style style:name="T10" style:family="text">
      <style:text-properties officeooo:rsid="0024e69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ata Cleaning Procedure for Electronic Quarterly Cohort</text:p>
      <text:p text:style-name="P3"/>
      <text:p text:style-name="P4"/>
      <text:list xml:id="list2721080670" text:style-name="WW8Num3">
        <text:list-item>
          <text:p text:style-name="P6"><text:span text:style-name="T1">Collect the initial dump by running this command on the server ( mysqldump -u root -p dbname –routines -hserveripaddress &gt; dumpname.sql</text:span></text:p>
        </text:list-item>
        <text:list-item>
          <text:p text:style-name="P6"><text:span text:style-name="T1">Find the total number of clients registered in that quarter by using the manual register ( <text:s/>End ARV Number for Quarter – Start ARV Number for Quarter) + 1</text:span></text:p>
        </text:list-item>
        <text:list-item>
          <text:p text:style-name="P7">Login in the system </text:p>
        </text:list-item>
        <text:list-item>
          <text:p text:style-name="P8">Go to Reports button </text:p>
        </text:list-item>
        <text:list-item>
          <text:p text:style-name="P8">Under reports select “Revised cohort”</text:p>
        </text:list-item>
        <text:list-item>
          <text:p text:style-name="P10">Select the quarter for the report you want to generate</text:p>
        </text:list-item>
        <text:list-item>
          <text:p text:style-name="P8">Compare total registered in the system against what you got in the register</text:p>
        </text:list-item>
        <text:list-item>
          <text:p text:style-name="P8"><text:span text:style-name="T3">Check the missing ARV numbers for that quarter</text:span></text:p>
        </text:list-item>
        <text:list-item>
          <text:p text:style-name="P8"><text:span text:style-name="T3">For the missing <text:s/>numbers cross check with the register and verify on which da</text:span><text:span text:style-name="T7">te</text:span><text:span text:style-name="T3"> the </text:span><text:span text:style-name="T7">client</text:span><text:span text:style-name="T3"> visited the clinic on that quarter </text:span><text:span text:style-name="T6">( If missing below are the possible reasons)</text:span></text:p>
          <text:p text:style-name="P9"><text:span text:style-name="T2">a. Client may completely be not registered in the system</text:span></text:p>
          <text:p text:style-name="P9"><text:span text:style-name="T2">b. Client may have missing dispensation</text:span></text:p>
          <text:p text:style-name="P9"><text:span text:style-name="T2">c. The client may have dispensation which was done in different quarter</text:span></text:p>
        </text:list-item>
        <text:list-item>
          <text:p text:style-name="P13">Update the missing patients according to scenariors 8 above </text:p>
        </text:list-item>
        <text:list-item>
          <text:p text:style-name="P13">Verify total registered clients by rerunning the revised cohort after the updates</text:p>
        </text:list-item>
        <text:list-item>
          <text:p text:style-name="P14">After confirming total registered cross check the other fields of the report <text:span text:style-name="T9">and verify if they match with the register</text:span></text:p>
        </text:list-item>
        <text:list-item>
          <text:p text:style-name="P12">For Unknown outcomes, go to the outcomes and remove the Pre-ART</text:p>
        </text:list-item>
        <text:list-item>
          <text:p text:style-name="P1">For unknown age, check the mastercard the date the patient started taking ARVs against the age. The Subtract or add the age in demographics</text:p>
        </text:list-item>
        <text:list-item>
          <text:p text:style-name="P1">For those without IDs, check against the whole list of accumulative , they might be duplicates. If duplicates found, merge them</text:p>
        </text:list-item>
        <text:list-item>
          <text:p text:style-name="P1">For unknown reason, cross check with the register nd remove the staging or registration . And add again according to what is in the register</text:p>
        </text:list-item>
        <text:list-item>
          <text:p text:style-name="P1">For those without IDS and only a single person in the system, <text:span text:style-name="T8">give them new IDs</text:span></text:p>
          <text:p text:style-name="P11">To put people on transfer in, Note the registration, vitals and staging. Remove the registration and start all over again . Make sure start year, confirmatory year and health facility are unknown</text:p>
        </text:list-item>
        <text:list-item>
          <text:p text:style-name="P15">Review the final report with the Incharge and print three copies <text:span text:style-name="T10">for the site.</text:span></text:p>
          <text:p text:style-name="P2"><text:soft-page-break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WW8Num3z0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90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3T09:39:23.163934000</meta:creation-date>
    <dc:date>2017-11-03T12:05:16.746153494</dc:date>
    <meta:editing-duration>PT2M41S</meta:editing-duration>
    <meta:editing-cycles>1</meta:editing-cycles>
    <meta:document-statistic meta:table-count="0" meta:image-count="0" meta:object-count="0" meta:page-count="2" meta:paragraph-count="23" meta:word-count="360" meta:character-count="2059" meta:non-whitespace-character-count="1734"/>
    <meta:generator>LibreOffice/5.3.1.2$Linux_X86_64 LibreOffice_project/30m0$Build-2</meta:generator>
  </office:meta>
</office:document-meta>
</file>